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86cm" table:align="margins" style:writing-mode="lr-tb"/>
    </style:style>
    <style:style style:name="Table21.A" style:family="table-column">
      <style:table-column-properties style:column-width="4.313cm" style:rel-column-width="16640*"/>
    </style:style>
    <style:style style:name="Table21.B" style:family="table-column">
      <style:table-column-properties style:column-width="12.674cm" style:rel-column-width="4889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margins" style:writing-mode="lr-tb"/>
    </style:style>
    <style:style style:name="Table2.A" style:family="table-column">
      <style:table-column-properties style:column-width="4.313cm" style:rel-column-width="16640*"/>
    </style:style>
    <style:style style:name="Table2.B" style:family="table-column">
      <style:table-column-properties style:column-width="12.674cm" style:rel-column-width="488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color="#000000" style:font-name="ARi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- Informes</text:p>
      <text:p text:style-name="P7"/>
      <text:p text:style-name="P4"/>
      <text:p text:style-name="P8"/>
      <text:p text:style-name="P8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As coordenações e demais instâncias superiores deverão fornecer informações para toda a comunidade de usuários, ou para categorias específicas. Calendário de programas, palestras e cursos oferecidos estão entre as possíveis informações a serem veiculadas. Em qualquer momento, todos os informes já produzidos, devidamente classificados, poderão ser consultados.</text:p>
      <text:p text:style-name="P19"/>
      <text:p text:style-name="P20">1 – Caso de Uso IN.1 – Criar Informe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aso de uso:</text:p>
          </table:table-cell>
          <table:table-cell table:style-name="Table21.B1" office:value-type="string">
            <text:p text:style-name="P22">Criar Informe</text:p>
          </table:table-cell>
        </table:table-row>
        <table:table-row>
          <table:table-cell table:style-name="Table21.A2" office:value-type="string">
            <text:p text:style-name="P21">ID:</text:p>
          </table:table-cell>
          <table:table-cell table:style-name="Table21.B2" office:value-type="string">
            <text:p text:style-name="P22">IN.1</text:p>
          </table:table-cell>
        </table:table-row>
        <table:table-row>
          <table:table-cell table:style-name="Table21.A2" office:value-type="string">
            <text:p text:style-name="P23">Propósito:</text:p>
          </table:table-cell>
          <table:table-cell table:style-name="Table21.B2" office:value-type="string">
            <text:p text:style-name="P24">Este caso de uso tem como função criar um informe.</text:p>
          </table:table-cell>
        </table:table-row>
        <table:table-row>
          <table:table-cell table:style-name="Table21.A2" office:value-type="string">
            <text:p text:style-name="P21">Descrição:</text:p>
          </table:table-cell>
          <table:table-cell table:style-name="Table21.B2" office:value-type="string">
            <text:p text:style-name="P25">A secretaria cria informe através da interação descrita neste caso de uso. Ao criar, o novo informe será exibido para uma categoria de usuários ou uma comunidade de usuários.</text:p>
          </table:table-cell>
        </table:table-row>
        <table:table-row>
          <table:table-cell table:style-name="Table21.A2" office:value-type="string">
            <text:p text:style-name="P21">Ator(es):</text:p>
          </table:table-cell>
          <table:table-cell table:style-name="Table21.B2" office:value-type="string">
            <text:p text:style-name="P26">Secretaria</text:p>
          </table:table-cell>
        </table:table-row>
        <table:table-row>
          <table:table-cell table:style-name="Table21.A2" office:value-type="string">
            <text:p text:style-name="P21">Fluxo Principal:</text:p>
          </table:table-cell>
          <table:table-cell table:style-name="Table21.B2" office:value-type="string">
            <text:p text:style-name="P27">01 A Secretaria preenche as informações para a criação de um Informe;</text:p>
            <text:p text:style-name="P27">02 A Secretaria informa o texto do Informe;</text:p>
            <text:p text:style-name="P27">03 A Secretaria requisita a confirmação da operação;</text:p>
            <text:p text:style-name="P27">04 O sistema valida os dados;</text:p>
            <text:p text:style-name="P28">05 O sistema confirma a operação, criando um Informe.</text:p>
          </table:table-cell>
        </table:table-row>
        <table:table-row>
          <table:table-cell table:style-name="Table21.A2" office:value-type="string">
            <text:p text:style-name="P21">Fluxo Alternativo:</text:p>
          </table:table-cell>
          <table:table-cell table:style-name="Table21.B2" office:value-type="string">
            <text:p text:style-name="P29">No item 05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1.B"/>
              <table:table-row>
                <table:table-cell table:style-name="Table21.B2" office:value-type="string">
                  <text:p text:style-name="P26">Regras de Negócio: Não se aplica.</text:p>
                </table:table-cell>
              </table:table-row>
              <table:table-row>
                <table:table-cell table:style-name="Table21.B2" office:value-type="string">
                  <text:p text:style-name="P30">Não Funcionais: <text:span text:style-name="T7">NF 01, NF 02, NF 03, NF 05, NF 06, NF 07</text:span></text:p>
                </table:table-cell>
              </table:table-row>
            </table:table>
          </table:table-cell>
        </table:table-row>
        <table:table-row>
          <table:table-cell table:style-name="Table21.A2" office:value-type="string">
            <text:p text:style-name="P21">Prioridade:</text:p>
          </table:table-cell>
          <table:table-cell table:style-name="Table21.B2" office:value-type="string">
            <text:p text:style-name="P21">Média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20">2 – Caso de Uso IN.2 – Programar Inform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</text:p>
          </table:table-cell>
          <table:table-cell table:style-name="Table1.B1" office:value-type="string">
            <text:p text:style-name="P31">Programar Informe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IN.2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 programar um informe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32">Um informe poderá ser programado para ser exibido apenas em um período informado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6">Secretaria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33">01 Secretaria informa o período dos informes e solicita consulta;</text:p>
            <text:p text:style-name="P33">02 O sistema apresenta os informes solicitados;</text:p>
            <text:p text:style-name="P33">03 A Secretaria <text:s/>seleciona o informe que deseja consultar; </text:p>
            <text:p text:style-name="P33">04 A Secretaria requisita a confirmação da operação;</text:p>
            <text:p text:style-name="P33">05 A Secretaria preenche o período que deseja que o Informe seja exibido;</text:p>
            <text:p text:style-name="P33">06 A Secretaria requisita a confirmação da operação;</text:p>
            <text:p text:style-name="P34">07 O sistema confirma a operação, programando o Informe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9">Não possui fluxo alternativo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6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30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Média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3 – Caso de Uso IN.3 - Excluir Inform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Excluir Informe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IN.3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 excluir um informe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32">Após selecionado um informe, o usuário poderá removê-lo, caso possua privilégio suficiente. 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Secretaria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3">01 A <text:span text:style-name="T8">Secretaria</text:span> informa o período dos informes e solicita consulta;</text:p>
            <text:p text:style-name="P33">02 O sistema apresenta os informes solicitados;</text:p>
            <text:p text:style-name="P33">03 A Secretaria <text:s/>seleciona o informe que deseja consultar; </text:p>
            <text:p text:style-name="P33">04 A Secretaria requisita a confirmação da operação;</text:p>
            <text:p text:style-name="P33">05 A Secretaria requisita a exclusão de um Infome;</text:p>
            <text:p text:style-name="P34">06 Sistema confirma a operação, excluindo o Informe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37">No item 05, o sistema exibe mensagem informando que o Informe informado para exclusão, não poderá ser excluída pois existem trabalhos de defesa relacionados a ela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6">Regras de Negócio: Não se aplica.</text:p>
                </table:table-cell>
              </table:table-row>
              <table:table-row>
                <table:table-cell table:style-name="Table2.B2" office:value-type="string">
                  <text:p text:style-name="P30">Não Funcionais: <text:span text:style-name="T7">NF 01, NF 02, NF 03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Média</text:p>
          </table:table-cell>
        </table:table-row>
      </table:table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- Informes</text:p>
            </table:table-cell>
            <table:table-cell table:style-name="Tabela10.B2" office:value-type="string">
              <text:p text:style-name="P9"><text:s text:c="2"/>Data: <text:s/>22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4:35</dc:date>
    <meta:print-date>2003-09-02T15:56:00</meta:print-date>
    <dc:language>pt-BR</dc:language>
    <meta:editing-cycles>99</meta:editing-cycles>
    <meta:editing-duration>PT3H46M13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6" meta:paragraph-count="122" meta:word-count="663" meta:character-count="4091"/>
  </office:meta>
</office:document-meta>
</file>